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993cm"/>
    </style:style>
    <style:style style:name="co3" style:family="table-column">
      <style:table-column-properties fo:break-before="auto" style:column-width="7.167cm"/>
    </style:style>
    <style:style style:name="co4" style:family="table-column">
      <style:table-column-properties fo:break-before="auto" style:column-width="12.69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x_unique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 office:value-type="string">
            <text:p>6.5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 office:value-type="string">
            <text:p>6.5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 office:value-type="string">
            <text:p>7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Écrasé d’Avocat</text:p>
          </table:table-cell>
          <table:table-cell office:value-type="string">
            <text:p>Avocat, coriandre, piment, huile d’olive, citron</text:p>
          </table:table-cell>
          <table:table-cell office:value-type="string">
            <text:p>7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Rillettes Basques</text:p>
          </table:table-cell>
          <table:table-cell office:value-type="string">
            <text:p>Chorizo, cream cheese, piment d’Espelette</text:p>
          </table:table-cell>
          <table:table-cell office:value-type="string">
            <text:p>7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Mozza</text:p>
          </table:table-cell>
          <table:table-cell office:value-type="string">
            <text:p>Mozzarella 50g, pignons, pesto, basilic, tomates séchées</text:p>
          </table:table-cell>
          <table:table-cell office:value-type="string">
            <text:p>7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office:value-type="string">
            <text:p>23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office:value-type="string">
            <text:p>10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Fromage</text:p>
          </table:table-cell>
          <table:table-cell office:value-type="string">
            <text:p>Camembert, Comté, Morbier, Chèvre, Laïous, Saint-Nectair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Charcuterie</text:p>
          </table:table-cell>
          <table:table-cell office:value-type="string">
            <text:p>Bœuf fumé, coppa affinée, filet mignon fumé, saucissons, jambon Bodega Reserva 24 mois</text:p>
          </table:table-cell>
          <table:table-cell office:value-type="string">
            <text:p>12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Mixte</text:p>
          </table:table-cell>
          <table:table-cell office:value-type="string">
            <text:p>Assiette de charcuterie + fromage</text:p>
          </table:table-cell>
          <table:table-cell office:value-type="string">
            <text:p>21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Tapas</text:p>
          </table:table-cell>
          <table:table-cell office:value-type="string">
            <text:p>Beignets calamar/oignons/crevettes, accras, mozzarella sticks, poulet. Sauce tartare et épicée. Servi avec frites</text:p>
          </table:table-cell>
          <table:table-cell office:value-type="string">
            <text:p>22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Saucissons 150g</text:p>
          </table:table-cell>
          <table:table-cell office:value-type="string">
            <text:p>Cèpes, Piment, Comté, Nature, Poivre…</text:p>
          </table:table-cell>
          <table:table-cell office:value-type="string">
            <text:p>5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Frites Maison</text:p>
          </table:table-cell>
          <table:table-cell office:value-type="string">
            <text:p>1 sauce incluse Supplément sauce +0.30€</text:p>
          </table:table-cell>
          <table:table-cell office:value-type="string">
            <text:p>3.00€</text:p>
          </table:table-cell>
          <table:table-cell table:number-columns-repeated="1017"/>
        </table:table-row>
        <table:table-row table:style-name="ro1">
          <table:table-cell office:value-type="string">
            <text:p>Assiettes et Planches</text:p>
          </table:table-cell>
          <table:table-cell/>
          <table:table-cell office:value-type="string">
            <text:p>Frites Maison XL</text:p>
          </table:table-cell>
          <table:table-cell office:value-type="string">
            <text:p>2 sauces incluses. Supplément sauce +0.30€</text:p>
          </table:table-cell>
          <table:table-cell office:value-type="string">
            <text:p>5.50€</text:p>
          </table:table-cell>
          <table:table-cell table:number-columns-repeated="1017"/>
        </table:table-row>
        <table:table-row table:style-name="ro1"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 table:style-name="Default"/>
          <table:table-cell office:value-type="string">
            <text:p>5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/>
          <table:table-cell office:value-type="string">
            <text:p>Thaï</text:p>
          </table:table-cell>
          <table:table-cell office:value-type="string">
            <text:p>Poulet pané, carottes râpées, cébettes, chou, miel, sésame noir, sauce teriyaki, salade</text:p>
          </table:table-cell>
          <table:table-cell office:value-type="string">
            <text:p>14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Soleil</text:p>
          </table:table-cell>
          <table:table-cell office:value-type="string">
            <text:p>Aubergines, noix, feta, tomates séchées, salad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Falafel</text:p>
          </table:table-cell>
          <table:table-cell office:value-type="string">
            <text:p>Falafels maison, houmous, tzatziki, betteraves, maïs, olives, cornichons, sésames, salade, sauce épicée</text:p>
          </table:table-cell>
          <table:table-cell office:value-type="string">
            <text:p>11.50€</text:p>
          </table:table-cell>
          <table:table-cell table:number-columns-repeated="1017"/>
        </table:table-row>
        <table:table-row table:style-name="ro1"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Italienne</text:p>
          </table:table-cell>
          <table:table-cell office:value-type="string">
            <text:p>Mozzarella burrata, concombre, basilic, tomates, pignons, roquette, pesto, huile d’olive</text:p>
          </table:table-cell>
          <table:table-cell office:value-type="string">
            <text:p>15.00€</text:p>
          </table:table-cell>
          <table:table-cell table:number-columns-repeated="1017"/>
        </table:table-row>
        <table:table-row table:style-name="ro1"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office:value-type="string">
            <text:p>10.00€</text:p>
          </table:table-cell>
          <table:table-cell table:number-columns-repeated="1017"/>
        </table:table-row>
        <table:table-row table:style-name="ro1"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Salades de pâtes froides</text:p>
          </table:table-cell>
          <table:table-cell/>
          <table:table-cell office:value-type="string">
            <text:p>Thon</text:p>
          </table:table-cell>
          <table:table-cell office:value-type="string">
            <text:p>Thon, maïs, olives, tomates cerises, concombre, cornichons, pâtes fusilli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Salades de pâtes froides</text:p>
          </table:table-cell>
          <table:table-cell/>
          <table:table-cell office:value-type="string">
            <text:p>Brésilienne</text:p>
          </table:table-cell>
          <table:table-cell office:value-type="string">
            <text:p>Poulet, mangue, concombre, olives, tomates cerises, roquette, maïs, mayonnaise, pâtes fusilli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office:value-type="string">
            <text:p>8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office:value-type="string">
            <text:p>9.9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Forestier</text:p>
          </table:table-cell>
          <table:table-cell office:value-type="string">
            <text:p>Steak, comté affiné, champignons, sauce poivre</text:p>
          </table:table-cell>
          <table:table-cell office:value-type="string">
            <text:p>12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Savoyard</text:p>
          </table:table-cell>
          <table:table-cell office:value-type="string">
            <text:p>Steak, coppa, reblochon, salade, sauce poivre</text:p>
          </table:table-cell>
          <table:table-cell office:value-type="string">
            <text:p>13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Lombard</text:p>
          </table:table-cell>
          <table:table-cell office:value-type="string">
            <text:p>Steak, gorgonzola, noix, salade, confit de figues</text:p>
          </table:table-cell>
          <table:table-cell office:value-type="string">
            <text:p>13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hèvre</text:p>
          </table:table-cell>
          <table:table-cell office:value-type="string">
            <text:p>Steak, chèvre, crème fraîche, thym, salade, miel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Rosbeef</text:p>
          </table:table-cell>
          <table:table-cell office:value-type="string">
            <text:p>Viande de bœuf (langue de chat), champignons, comté affiné, confiture d’oignons maison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Xalapa</text:p>
          </table:table-cell>
          <table:table-cell office:value-type="string">
            <text:p>Viande de bœuf (langue de chat), mozzarella, salade, sauce spéciale maison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Burrata</text:p>
          </table:table-cell>
          <table:table-cell office:value-type="string">
            <text:p>Steak, mini burrata, tomates séchées, roquette, pesto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Oriental</text:p>
          </table:table-cell>
          <table:table-cell office:value-type="string">
            <text:p>Steak, cheddar, aubergine, poivron, oignons, cumin, cornichons, tomates, salade, sauce samouraï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Auvergnat</text:p>
          </table:table-cell>
          <table:table-cell office:value-type="string">
            <text:p>Steak, Saint-Nectaire, poitrine fumée, oignon rouge, sauce moutarde miel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olombien</text:p>
          </table:table-cell>
          <table:table-cell office:value-type="string">
            <text:p>Steak, feta, écrasé d’avocat, oignons, tomates, salade</text:p>
          </table:table-cell>
          <table:table-cell office:value-type="string">
            <text:p>14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office:value-type="string">
            <text:p>12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office:value-type="string">
            <text:p>13.0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Suprême</text:p>
          </table:table-cell>
          <table:table-cell office:value-type="string">
            <text:p>Poulet frit, écrasé d’avocat, oignon rouge, grana padano</text:p>
          </table:table-cell>
          <table:table-cell office:value-type="string">
            <text:p>13.50€</text:p>
          </table:table-cell>
          <table:table-cell table:number-columns-repeated="1017"/>
        </table:table-row>
        <table:table-row table:style-name="ro1"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Enfants</text:p>
          </table:table-cell>
          <table:table-cell/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office:value-type="string">
            <text:p>8.00€</text:p>
          </table:table-cell>
          <table:table-cell table:number-columns-repeated="1017"/>
        </table:table-row>
        <table:table-row table:style-name="ro1">
          <table:table-cell office:value-type="string">
            <text:p>Enfants</text:p>
          </table:table-cell>
          <table:table-cell/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Enfants</text:p>
          </table:table-cell>
          <table:table-cell/>
          <table:table-cell office:value-type="string">
            <text:p>Milanaise 90g</text:p>
          </table:table-cell>
          <table:table-cell office:value-type="string">
            <text:p>Servie avec salade verte</text:p>
          </table:table-cell>
          <table:table-cell office:value-type="string">
            <text:p>8.50€</text:p>
          </table:table-cell>
          <table:table-cell table:number-columns-repeated="1017"/>
        </table:table-row>
        <table:table-row table:style-name="ro1">
          <table:table-cell office:value-type="string">
            <text:p>Enfants</text:p>
          </table:table-cell>
          <table:table-cell/>
          <table:table-cell office:value-type="string">
            <text:p>Fish n’Chips 90g</text:p>
          </table:table-cell>
          <table:table-cell office:value-type="string">
            <text:p>Sauce au choix. Servi avec salade verte</text:p>
          </table:table-cell>
          <table:table-cell office:value-type="string">
            <text:p>9.50€</text:p>
          </table:table-cell>
          <table:table-cell table:number-columns-repeated="1017"/>
        </table:table-row>
        <table:table-row table:style-name="ro1">
          <table:table-cell office:value-type="string">
            <text:p>Enfan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office:value-type="string">
            <text:p>7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ntagnarde</text:p>
          </table:table-cell>
          <table:table-cell office:value-type="string">
            <text:p>Lardons, pommes de terre, crème fraîche, reblochon, oignon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exicaine</text:p>
          </table:table-cell>
          <table:table-cell office:value-type="string">
            <text:p>Viande hachée, mozzarella, poivrons, oignons, sauce tomate maison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ussaka</text:p>
          </table:table-cell>
          <table:table-cell office:value-type="string">
            <text:p>Viande hachée, mozzarella, aubergines, poivrons, oignons, sauce tomate maison</text:p>
          </table:table-cell>
          <table:table-cell office:value-type="string">
            <text:p>11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office:value-type="string">
            <text:p>11.0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office:value-type="string">
            <text:p>11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Rio</text:p>
          </table:table-cell>
          <table:table-cell office:value-type="string">
            <text:p>Poulet, mangue, crème fraîche, tomate cerise, ciboulette</text:p>
          </table:table-cell>
          <table:table-cell office:value-type="string">
            <text:p>11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Capra</text:p>
          </table:table-cell>
          <table:table-cell office:value-type="string">
            <text:p>Jambon Bodega 24 mois, chèvre, miel, roquette, tomates cerises</text:p>
          </table:table-cell>
          <table:table-cell office:value-type="string">
            <text:p>11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Thon</text:p>
          </table:table-cell>
          <table:table-cell office:value-type="string">
            <text:p>Thon, avocats, olives, oignons nouveaux, persil, concombres, tomates cerises, mayo, ciboulette</text:p>
          </table:table-cell>
          <table:table-cell office:value-type="string">
            <text:p>12.0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office:value-type="string">
            <text:p>9.9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Italia</text:p>
          </table:table-cell>
          <table:table-cell office:value-type="string">
            <text:p>Pesto, mozzarella, champignons, parmesan, tomates</text:p>
          </table:table-cell>
          <table:table-cell office:value-type="string">
            <text:p>10.50€</text:p>
          </table:table-cell>
          <table:table-cell table:number-columns-repeated="1017"/>
        </table:table-row>
        <table:table-row table:style-name="ro1"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 office:value-type="string">
            <text:p>Les midis sauf dimanche. Demandez au serveur</text:p>
          </table:table-cell>
          <table:table-cell office:value-type="string">
            <text:p>13.00€</text:p>
          </table:table-cell>
          <table:table-cell table:number-columns-repeated="1017"/>
        </table:table-row>
        <table:table-row table:style-name="ro1"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/>
          <table:table-cell office:value-type="string">
            <text:p>17.50€</text:p>
          </table:table-cell>
          <table:table-cell table:number-columns-repeated="1017"/>
        </table:table-row>
        <table:table-row table:style-name="ro1"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 office:value-type="string">
            <text:p>Vin parmi Chardonnay, Sauvignon, Rosé de Loire, Anjou Hautes Ouches</text:p>
          </table:table-cell>
          <table:table-cell office:value-type="string">
            <text:p>19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office:value-type="string">
            <text:p>9.9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office:value-type="string">
            <text:p>16.5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Tartare Romain</text:p>
          </table:table-cell>
          <table:table-cell office:value-type="string">
            <text:p>Bœuf haché au couteau, parmesan, tomates séchées, pignons, basilic, câpres, pesto</text:p>
          </table:table-cell>
          <table:table-cell office:value-type="string">
            <text:p>17.5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Onglet 140g</text:p>
          </table:table-cell>
          <table:table-cell office:value-type="string">
            <text:p>Sauce au choix</text:p>
          </table:table-cell>
          <table:table-cell office:value-type="string">
            <text:p>17.5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Bavette 180g</text:p>
          </table:table-cell>
          <table:table-cell office:value-type="string">
            <text:p>Sauce au choix</text:p>
          </table:table-cell>
          <table:table-cell office:value-type="string">
            <text:p>17.5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Entrecôte Française 200g</text:p>
          </table:table-cell>
          <table:table-cell office:value-type="string">
            <text:p>Sauce au choix</text:p>
          </table:table-cell>
          <table:table-cell office:value-type="string">
            <text:p>19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Faux-Filet 240g</text:p>
          </table:table-cell>
          <table:table-cell office:value-type="string">
            <text:p>Sauce au choix</text:p>
          </table:table-cell>
          <table:table-cell office:value-type="string">
            <text:p>20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Escalope Milanaise 130g</text:p>
          </table:table-cell>
          <table:table-cell office:value-type="string">
            <text:p>Sauce tartare maison</text:p>
          </table:table-cell>
          <table:table-cell office:value-type="string">
            <text:p>15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Poulet Tendresse 130g</text:p>
          </table:table-cell>
          <table:table-cell office:value-type="string">
            <text:p>Poulet frit. Sauce tomate épicée maison</text:p>
          </table:table-cell>
          <table:table-cell office:value-type="string">
            <text:p>15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Fish n’Chips 130g</text:p>
          </table:table-cell>
          <table:table-cell office:value-type="string">
            <text:p>Sauce tartare maison</text:p>
          </table:table-cell>
          <table:table-cell office:value-type="string">
            <text:p>14.00€</text:p>
          </table:table-cell>
          <table:table-cell table:number-columns-repeated="1017"/>
        </table:table-row>
        <table:table-row table:style-name="ro1">
          <table:table-cell office:value-type="string">
            <text:p>Pla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office:value-type="string">
            <text:p>9.9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Cookie du Jour</text:p>
          </table:table-cell>
          <table:table-cell/>
          <table:table-cell office:value-type="string">
            <text:p>2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/>
          <table:table-cell office:value-type="string">
            <text:p>4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Fondant au Chocolat</text:p>
          </table:table-cell>
          <table:table-cell office:value-type="string">
            <text:p>Supplément glace vanille bio +2.50€</text:p>
          </table:table-cell>
          <table:table-cell office:value-type="string">
            <text:p>5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Crumble</text:p>
          </table:table-cell>
          <table:table-cell office:value-type="string">
            <text:p>Supplément glace vanille bio +2.50€</text:p>
          </table:table-cell>
          <table:table-cell office:value-type="string">
            <text:p>6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Mousse au Chocolat</text:p>
          </table:table-cell>
          <table:table-cell/>
          <table:table-cell office:value-type="string">
            <text:p>6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Panna Cotta</text:p>
          </table:table-cell>
          <table:table-cell office:value-type="string">
            <text:p>Coulis caramel, chocolat, fruits rouges ou mangue</text:p>
          </table:table-cell>
          <table:table-cell office:value-type="string">
            <text:p>6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Dessert du Jour</text:p>
          </table:table-cell>
          <table:table-cell office:value-type="string">
            <text:p>Seulement le midi, demandez au serveur</text:p>
          </table:table-cell>
          <table:table-cell office:value-type="string">
            <text:p>6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Crème Brûlée</text:p>
          </table:table-cell>
          <table:table-cell/>
          <table:table-cell office:value-type="string">
            <text:p>6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Cheesecake</text:p>
          </table:table-cell>
          <table:table-cell office:value-type="string">
            <text:p>Coulis caramel, chocolat, fruits rouges ou mangue</text:p>
          </table:table-cell>
          <table:table-cell office:value-type="string">
            <text:p>6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Tiramisu</text:p>
          </table:table-cell>
          <table:table-cell office:value-type="string">
            <text:p>Au speculoos et café</text:p>
          </table:table-cell>
          <table:table-cell office:value-type="string">
            <text:p>7.0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Café Gourmand</text:p>
          </table:table-cell>
          <table:table-cell office:value-type="string">
            <text:p>4 petits desserts maison et un mini cookie</text:p>
          </table:table-cell>
          <table:table-cell office:value-type="string">
            <text:p>7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Thé Gourmand</text:p>
          </table:table-cell>
          <table:table-cell office:value-type="string">
            <text:p>4 petits desserts maison et un mini cookie</text:p>
          </table:table-cell>
          <table:table-cell office:value-type="string">
            <text:p>8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. Parmi: Cointreau, Menthe Pastille, Armagnac, Peppermint, Cognac aux Amandes, Cognac VS, Poire, Bailey’s, Calvados Closville</text:p>
          </table:table-cell>
          <table:table-cell office:value-type="string">
            <text:p>9.50€</text:p>
          </table:table-cell>
          <table:table-cell table:number-columns-repeated="1017"/>
        </table:table-row>
        <table:table-row table:style-name="ro1">
          <table:table-cell office:value-type="string">
            <text:p>Desserts maison</text:p>
          </table:table-cell>
          <table:table-cell/>
          <table:table-cell office:value-type="string">
            <text:p>Planche 3 Fromages</text:p>
          </table:table-cell>
          <table:table-cell office:value-type="string">
            <text:p>Comté, Camembert et Laïous</text:p>
          </table:table-cell>
          <table:table-cell office:value-type="string">
            <text:p>7.50€</text:p>
          </table:table-cell>
          <table:table-cell table:number-columns-repeated="1017"/>
        </table:table-row>
        <table:table-row table:style-name="ro1"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. Suppléments chantilly, amandes, coulis +0.50€</text:p>
          </table:table-cell>
          <table:table-cell office:value-type="string">
            <text:p>1 boule: 3.00€ / 2 boules: 6.00€</text:p>
          </table:table-cell>
          <table:table-cell table:number-columns-repeated="1017"/>
        </table:table-row>
        <table:table-row table:style-name="ro1"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office:value-type="string">
            <text:p>7.50€</text:p>
          </table:table-cell>
          <table:table-cell table:number-columns-repeated="1017"/>
        </table:table-row>
        <table:table-row table:style-name="ro1">
          <table:table-cell office:value-type="string">
            <text:p>Dessert Maison à Toute Heure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3">03/10/2025</text:date>, <text:time>12:0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3T12:04:44</dc:date>
    <meta:document-statistic meta:table-count="1" meta:cell-count="422" meta:object-count="0"/>
    <meta:generator>OpenOffice/4.1.15$Unix OpenOffice.org_project/4115m2$Build-9813</meta:generator>
  </office:meta>
</office:document-meta>
</file>